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10DCC62042A3389.png" manifest:media-type="image/png"/>
  <manifest:file-entry manifest:full-path="Pictures/100002010000078000000438488B4D0E01B81220.png" manifest:media-type="image/png"/>
  <manifest:file-entry manifest:full-path="Pictures/10000201000007800000043870CFB769B0EC3697.png" manifest:media-type="image/png"/>
  <manifest:file-entry manifest:full-path="Pictures/100002010000078000000438B933AA26566199AD.png" manifest:media-type="image/png"/>
  <manifest:file-entry manifest:full-path="Pictures/1000020100000780000004383A26ABB2CE314AAF.png" manifest:media-type="image/png"/>
  <manifest:file-entry manifest:full-path="Pictures/10000201000007800000043877EBE85D6875E134.png" manifest:media-type="image/png"/>
  <manifest:file-entry manifest:full-path="Pictures/10000201000007800000043817BE75562D7D6C80.png" manifest:media-type="image/png"/>
  <manifest:file-entry manifest:full-path="Pictures/100002010000078000000438D557D565DCFF51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3.668cm, 31.145cm, 0.7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9.997cm, 34.814cm, 0.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8cm, 30.57cm, 16.4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56cm, 27.988cm, 12.6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128cm, 28.921cm, 7.5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39cm, 30.859cm, 20.3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8.987cm, 30.997cm, 2.75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391cm, 32.436cm, 9.34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71cm, 28.414cm, 17.93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7.2cm, 28.841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887cm, 17.999cm, 10.29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2.049cm, 29.286cm, 5.06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871cm, 31.524cm, 16.4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3" draw:name="Image1" text:anchor-type="char" svg:x="-0.43cm" svg:y="0.122cm" svg:width="16.157cm" svg:height="8.557cm" draw:z-index="0"><draw:image xlink:href="Pictures/100002010000078000000438D557D565DCFF5192.png" xlink:type="simple" xlink:show="embed" xlink:actuate="onLoad" loext:mime-type="image/png"/></draw:frame><draw:frame draw:style-name="fr12" draw:name="Image2" text:anchor-type="char" svg:x="-0.651cm" svg:y="10.008cm" svg:width="16.177cm" svg:height="8.615cm" draw:z-index="1"><draw:image xlink:href="Pictures/10000201000007800000043817BE75562D7D6C80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1" draw:name="Image3" text:anchor-type="char" svg:x="0cm" svg:y="-0.162cm" svg:width="18.491cm" svg:height="9.237cm" draw:z-index="2"><draw:image xlink:href="Pictures/10000201000007800000043817BE75562D7D6C80.png" xlink:type="simple" xlink:show="embed" xlink:actuate="onLoad" loext:mime-type="image/png"/></draw:frame><draw:frame draw:style-name="fr10" draw:name="Image4" text:anchor-type="char" svg:x="-0.217cm" svg:y="11.314cm" svg:width="18.251cm" svg:height="9.453cm" draw:z-index="3"><draw:image xlink:href="Pictures/1000020100000780000004383A26ABB2CE314AAF.png" xlink:type="simple" xlink:show="embed" xlink:actuate="onLoad" loext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9" draw:name="Image5" text:anchor-type="char" svg:x="0.023cm" svg:y="-0.014cm" svg:width="16.584cm" svg:height="6.496cm" draw:z-index="4"><draw:image xlink:href="Pictures/100002010000078000000438B933AA26566199AD.png" xlink:type="simple" xlink:show="embed" xlink:actuate="onLoad" loext:mime-type="image/png"/></draw:frame></text:p>
      <text:p text:style-name="Standard"><draw:frame draw:style-name="fr8" draw:name="Image6" text:anchor-type="char" svg:x="0.023cm" svg:y="1.157cm" svg:width="16.228cm" svg:height="6.04cm" draw:z-index="5"><draw:image xlink:href="Pictures/100002010000078000000438B933AA26566199AD.png" xlink:type="simple" xlink:show="embed" xlink:actuate="onLoad" loext:mime-type="image/png"/></draw:frame><draw:frame draw:style-name="fr7" draw:name="Image7" text:anchor-type="char" svg:x="0.118cm" svg:y="8.856cm" svg:width="15.979cm" svg:height="5.51cm" draw:z-index="6"><draw:image xlink:href="Pictures/100002010000078000000438B933AA26566199AD.png" xlink:type="simple" xlink:show="embed" xlink:actuate="onLoad" loext:mime-type="image/png"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6" draw:name="Image8" text:anchor-type="char" svg:x="0.169cm" svg:y="-0.889cm" svg:width="16.752cm" svg:height="5.316cm" draw:z-index="7"><draw:image xlink:href="Pictures/10000201000007800000043877EBE85D6875E134.png" xlink:type="simple" xlink:show="embed" xlink:actuate="onLoad" loext:mime-type="image/png"/></draw:frame><draw:frame draw:style-name="fr5" draw:name="Image9" text:anchor-type="char" svg:x="0.215cm" svg:y="5.267cm" svg:width="16.637cm" svg:height="9.839cm" draw:z-index="8"><draw:image xlink:href="Pictures/10000201000007800000043877EBE85D6875E134.png" xlink:type="simple" xlink:show="embed" xlink:actuate="onLoad" loext:mime-type="image/png"/></draw:frame><draw:frame draw:style-name="fr4" draw:name="Image10" text:anchor-type="char" svg:x="-0.097cm" svg:y="15.845cm" svg:width="17.186cm" svg:height="10.566cm" draw:z-index="9"><draw:image xlink:href="Pictures/10000201000007800000043870CFB769B0EC3697.png" xlink:type="simple" xlink:show="embed" xlink:actuate="onLoad" loext:mime-type="image/png"/></draw:frame><text:s/></text:p>
      <text:p text:style-name="Standard"><draw:frame draw:style-name="fr3" draw:name="Image11" text:anchor-type="char" svg:x="0cm" svg:y="0.63cm" svg:width="17.016cm" svg:height="8.592cm" draw:z-index="10"><draw:image xlink:href="Pictures/100002010000078000000438488B4D0E01B81220.png" xlink:type="simple" xlink:show="embed" xlink:actuate="onLoad" loext:mime-type="image/png"/></draw:frame><text:soft-page-break/><text:s/></text:p>
      <text:p text:style-name="Standard"/>
      <text:p text:style-name="Standard"/>
      <text:p text:style-name="Standard"><draw:frame draw:style-name="fr2" draw:name="Image12" text:anchor-type="char" svg:x="0.12cm" svg:y="0.318cm" svg:width="16.759cm" svg:height="8.662cm" draw:z-index="11"><draw:image xlink:href="Pictures/100002010000078000000438488B4D0E01B81220.png" xlink:type="simple" xlink:show="embed" xlink:actuate="onLoad" loext:mime-type="image/png"/></draw:frame><draw:frame draw:style-name="fr1" draw:name="Image13" text:anchor-type="char" svg:x="0.095cm" svg:y="10.472cm" svg:width="16.632cm" svg:height="3.521cm" draw:z-index="12"><draw:image xlink:href="Pictures/100002010000078000000438C10DCC62042A33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22:08:47.554076349</meta:creation-date>
    <dc:date>2023-02-07T22:27:12.175218138</dc:date>
    <meta:editing-duration>PT8M13S</meta:editing-duration>
    <meta:editing-cycles>1</meta:editing-cycles>
    <meta:document-statistic meta:table-count="0" meta:image-count="13" meta:object-count="0" meta:page-count="5" meta:paragraph-count="5" meta:word-count="0" meta:character-count="7" meta:non-whitespace-character-count="0"/>
    <meta:generator>LibreOffice/6.4.7.2$Linux_X86_64 LibreOffice_project/40$Build-2</meta:generator>
  </office:meta>
</office:document-meta>
</file>